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54C8EAD29B03FDFF.png" manifest:media-type="image/png"/>
  <manifest:file-entry manifest:full-path="Pictures/10000001000000200000001CBD88DB64AA22A425.png" manifest:media-type="image/png"/>
  <manifest:file-entry manifest:full-path="Pictures/100000010000031A000004639DB9C4042E4BF0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none" draw:fill-color="#ffffff" draw:secondary-fill-color="#d4ea6b" draw:opacity="100%" draw:textarea-horizontal-align="center" draw:textarea-vertical-align="middle" draw:auto-grow-height="false" draw:fit-to-size="false" style:shrink-to-fit="false" fo:min-height="3.669cm" fo:min-width="15.423cm" fo:padding-top="0.169cm" fo:padding-bottom="0.169cm" fo:padding-left="0.289cm" fo:padding-right="0.289cm" fo:wrap-option="wrap" draw:shadow="visible" draw:shadow-offset-x="0.071cm" draw:shadow-offset-y="0.071cm" draw:shadow-color="#ffffff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fo:color="#bf0041" loext:opacity="100%" fo:font-weight="bold"/>
    </style:style>
    <style:style style:name="P5" style:family="paragraph">
      <loext:graphic-properties draw:fill="none" draw:fill-color="#ffffff"/>
      <style:text-properties fo:color="#bf0041" loext:opacity="100%" fo:font-weight="bol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8.999cm" svg:height="26.872cm" svg:x="1cm" svg:y="1.413cm">
          <draw:image xlink:href="Pictures/100000010000031A000004639DB9C4042E4BF06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064cm" svg:x="15.25cm" svg:y="24.686cm">
          <draw:image xlink:href="Pictures/10000001000000200000001CBD88DB64AA22A425.png" xlink:type="simple" xlink:show="embed" xlink:actuate="onLoad" draw:mime-type="image/png">
            <text:p/>
          </draw:image>
        </draw:frame>
        <draw:custom-shape draw:name="Outline-blue 1" draw:style-name="gr2" draw:text-style-name="P3" draw:layer="layout" svg:width="16cm" svg:height="4.006cm" svg:x="2.25cm" svg:y="2.244cm">
          <text:p text:style-name="P2"><text:span text:style-name="T1">Disseny d’Interfícies Web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8.5cm" svg:height="0.962cm" svg:x="13.25cm" svg:y="23.25cm">
          <draw:text-box>
            <text:p text:style-name="P4">IES Jaume II el Just</text:p>
          </draw:text-box>
        </draw:frame>
        <draw:frame draw:style-name="gr1" draw:text-style-name="P1" draw:layer="layout" svg:width="10.372cm" svg:height="5.831cm" svg:x="1cm" svg:y="22.419cm">
          <draw:image xlink:href="Pictures/10000001000005560000030054C8EAD29B03FD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12T16:21:09.975065427</dc:date>
    <meta:editing-duration>PT5M54S</meta:editing-duration>
    <meta:editing-cycles>1</meta:editing-cycles>
    <meta:document-statistic meta:object-count="5"/>
    <meta:generator>LibreOffice/7.3.7.2$Linux_X86_64 LibreOffice_project/30$Build-2</meta:generator>
  </office:meta>
</office:document-meta>
</file>